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59.99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61.0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un0ric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Designator</text:p>
          </table:table-cell>
          <table:table-cell office:value-type="string" calcext:value-type="string">
            <text:p>X-Loc</text:p>
          </table:table-cell>
          <table:table-cell office:value-type="string" calcext:value-type="string">
            <text:p>Y-Loc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-Size</text:p>
          </table:table-cell>
          <table:table-cell office:value-type="string" calcext:value-type="string">
            <text:p>Y-Siz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opulate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128.9370078740158</text:p>
          </table:table-cell>
          <table:table-cell office:value-type="string" calcext:value-type="string">
            <text:p>2520.09271653543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2]&amp;&quot; &quot;&amp;[.I2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620.731968503937</text:p>
          </table:table-cell>
          <table:table-cell office:value-type="string" calcext:value-type="string">
            <text:p>1753.93700787401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3]&amp;&quot; &quot;&amp;[.I3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617.4570078740157</text:p>
          </table:table-cell>
          <table:table-cell office:value-type="string" calcext:value-type="string">
            <text:p>1691.92913385826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4]&amp;&quot; &quot;&amp;[.I4]" office:value-type="string" office:string-value="0805 10uF" calcext:value-type="string">
            <text:p>0805 10uF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673.9670472440946</text:p>
          </table:table-cell>
          <table:table-cell office:value-type="string" calcext:value-type="string">
            <text:p>2753.93700787401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5]&amp;&quot; &quot;&amp;[.I5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678.7261811023623</text:p>
          </table:table-cell>
          <table:table-cell office:value-type="string" calcext:value-type="string">
            <text:p>2820.86614173228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6]&amp;&quot; &quot;&amp;[.I6]" office:value-type="string" office:string-value="0805 10uF" calcext:value-type="string">
            <text:p>0805 10uF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472.4409448818897</text:p>
          </table:table-cell>
          <table:table-cell office:value-type="string" calcext:value-type="string">
            <text:p>1802.16535433070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7]&amp;&quot; &quot;&amp;[.I7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936.023622047244</text:p>
          </table:table-cell>
          <table:table-cell office:value-type="string" calcext:value-type="string">
            <text:p>1068.48996062992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8]&amp;&quot; &quot;&amp;[.I8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206.855039370079</text:p>
          </table:table-cell>
          <table:table-cell office:value-type="string" calcext:value-type="string">
            <text:p>786.00964566929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9]&amp;&quot; &quot;&amp;[.I9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382.297440944882</text:p>
          </table:table-cell>
          <table:table-cell office:value-type="string" calcext:value-type="string">
            <text:p>1398.6220472440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0]&amp;&quot; &quot;&amp;[.I10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093.1729133858266</text:p>
          </table:table-cell>
          <table:table-cell office:value-type="string" calcext:value-type="string">
            <text:p>1398.62204724409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1]&amp;&quot; &quot;&amp;[.I11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580.7086614173227</text:p>
          </table:table-cell>
          <table:table-cell office:value-type="string" calcext:value-type="string">
            <text:p>866.4273622047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]&amp;&quot; &quot;&amp;[.I12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132.2974409448818</text:p>
          </table:table-cell>
          <table:table-cell office:value-type="string" calcext:value-type="string">
            <text:p>2018.615314960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]&amp;&quot; &quot;&amp;[.I13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470.803464566929</text:p>
          </table:table-cell>
          <table:table-cell office:value-type="string" calcext:value-type="string">
            <text:p>693.3210629921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4]&amp;&quot; &quot;&amp;[.I14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551.181102362205</text:p>
          </table:table-cell>
          <table:table-cell office:value-type="string" calcext:value-type="string">
            <text:p>966.373307086614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5]&amp;&quot; &quot;&amp;[.I15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612.2047244094488</text:p>
          </table:table-cell>
          <table:table-cell office:value-type="string" calcext:value-type="string">
            <text:p>961.044370078740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16]&amp;&quot; &quot;&amp;[.I16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2612.2047244094488</text:p>
          </table:table-cell>
          <table:table-cell office:value-type="string" calcext:value-type="string">
            <text:p>1087.92944881889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17]&amp;&quot; &quot;&amp;[.I17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551.181102362205</text:p>
          </table:table-cell>
          <table:table-cell office:value-type="string" calcext:value-type="string">
            <text:p>1086.20649606299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8]&amp;&quot; &quot;&amp;[.I18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551.181102362205</text:p>
          </table:table-cell>
          <table:table-cell office:value-type="string" calcext:value-type="string">
            <text:p>1204.88653543307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9]&amp;&quot; &quot;&amp;[.I19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2612.2047244094488</text:p>
          </table:table-cell>
          <table:table-cell office:value-type="string" calcext:value-type="string">
            <text:p>1212.76055118110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20]&amp;&quot; &quot;&amp;[.I20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36.81102362204723</text:p>
          </table:table-cell>
          <table:table-cell office:value-type="string" calcext:value-type="string">
            <text:p>4974.409448818897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21]&amp;&quot; &quot;&amp;[.I21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497.0472440944882</text:p>
          </table:table-cell>
          <table:table-cell office:value-type="string" calcext:value-type="string">
            <text:p>1715.87338582677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22]&amp;&quot; &quot;&amp;[.I22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80.31496062992125</text:p>
          </table:table-cell>
          <table:table-cell office:value-type="string" calcext:value-type="string">
            <text:p>4974.4094488188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23]&amp;&quot; &quot;&amp;[.I23]" office:value-type="string" office:string-value="0805 1uF" calcext:value-type="string">
            <text:p>0805 1uF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520.6692913385826</text:p>
          </table:table-cell>
          <table:table-cell office:value-type="string" calcext:value-type="string">
            <text:p>47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3271653543307</text:p>
          </table:table-cell>
          <table:table-cell office:value-type="string" calcext:value-type="string">
            <text:p>65.77598425196851</text:p>
          </table:table-cell>
          <table:table-cell office:value-type="string" calcext:value-type="string">
            <text:p>10nF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J24]&amp;&quot; &quot;&amp;[.I24]" office:value-type="string" office:string-value="1206 10nF" calcext:value-type="string">
            <text:p>1206 10nF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518.7007874015748</text:p>
          </table:table-cell>
          <table:table-cell office:value-type="string" calcext:value-type="string">
            <text:p>4598.42519685039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3271653543307</text:p>
          </table:table-cell>
          <table:table-cell office:value-type="string" calcext:value-type="string">
            <text:p>65.77598425196851</text:p>
          </table:table-cell>
          <table:table-cell office:value-type="string" calcext:value-type="string">
            <text:p>10nF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J25]&amp;&quot; &quot;&amp;[.I25]" office:value-type="string" office:string-value="1206 10nF" calcext:value-type="string">
            <text:p>1206 10nF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675.1968503937007</text:p>
          </table:table-cell>
          <table:table-cell office:value-type="string" calcext:value-type="string">
            <text:p>4749.01574803149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3271653543307</text:p>
          </table:table-cell>
          <table:table-cell office:value-type="string" calcext:value-type="string">
            <text:p>65.77598425196851</text:p>
          </table:table-cell>
          <table:table-cell office:value-type="string" calcext:value-type="string">
            <text:p>1uF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J26]&amp;&quot; &quot;&amp;[.I26]" office:value-type="string" office:string-value="1206 1uF" calcext:value-type="string">
            <text:p>1206 1uF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488.18897637795277</text:p>
          </table:table-cell>
          <table:table-cell office:value-type="string" calcext:value-type="string">
            <text:p>3848.4251574803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3271653543307</text:p>
          </table:table-cell>
          <table:table-cell office:value-type="string" calcext:value-type="string">
            <text:p>65.77598425196851</text:p>
          </table:table-cell>
          <table:table-cell office:value-type="string" calcext:value-type="string">
            <text:p>10nF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J27]&amp;&quot; &quot;&amp;[.I27]" office:value-type="string" office:string-value="1206 10nF" calcext:value-type="string">
            <text:p>1206 10nF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745.0658661417324</text:p>
          </table:table-cell>
          <table:table-cell office:value-type="string" calcext:value-type="string">
            <text:p>1753.9370078740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28]&amp;&quot; &quot;&amp;[.I28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488.18897637795277</text:p>
          </table:table-cell>
          <table:table-cell office:value-type="string" calcext:value-type="string">
            <text:p>4048.8049212598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3271653543307</text:p>
          </table:table-cell>
          <table:table-cell office:value-type="string" calcext:value-type="string">
            <text:p>65.77598425196851</text:p>
          </table:table-cell>
          <table:table-cell office:value-type="string" calcext:value-type="string">
            <text:p>10nF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J29]&amp;&quot; &quot;&amp;[.I29]" office:value-type="string" office:string-value="1206 10nF" calcext:value-type="string">
            <text:p>1206 10nF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489.1732283464567</text:p>
          </table:table-cell>
          <table:table-cell office:value-type="string" calcext:value-type="string">
            <text:p>3948.4251968503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3271653543307</text:p>
          </table:table-cell>
          <table:table-cell office:value-type="string" calcext:value-type="string">
            <text:p>65.77598425196851</text:p>
          </table:table-cell>
          <table:table-cell office:value-type="string" calcext:value-type="string">
            <text:p>10nF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J30]&amp;&quot; &quot;&amp;[.I30]" office:value-type="string" office:string-value="1206 10nF" calcext:value-type="string">
            <text:p>1206 10nF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452.755905511811</text:p>
          </table:table-cell>
          <table:table-cell office:value-type="string" calcext:value-type="string">
            <text:p>3330.70866141732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31]&amp;&quot; &quot;&amp;[.I31]" office:value-type="string" office:string-value="0805 1uF" calcext:value-type="string">
            <text:p>0805 1uF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685.0393700787401</text:p>
          </table:table-cell>
          <table:table-cell office:value-type="string" calcext:value-type="string">
            <text:p>4573.81889763779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32]&amp;&quot; &quot;&amp;[.I32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378.4409448818897</text:p>
          </table:table-cell>
          <table:table-cell office:value-type="string" calcext:value-type="string">
            <text:p>4534.85649606299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8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33]&amp;&quot; &quot;&amp;[.I33]" office:value-type="string" office:string-value="0603 18nF" calcext:value-type="string">
            <text:p>0603 18nF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225.976377952756</text:p>
          </table:table-cell>
          <table:table-cell office:value-type="string" calcext:value-type="string">
            <text:p>4451.77165354330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34]&amp;&quot; &quot;&amp;[.I34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305.3088582677165</text:p>
          </table:table-cell>
          <table:table-cell office:value-type="string" calcext:value-type="string">
            <text:p>4406.90374015748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35]&amp;&quot; &quot;&amp;[.I35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72.8346456692914</text:p>
          </table:table-cell>
          <table:table-cell office:value-type="string" calcext:value-type="string">
            <text:p>4337.97283464566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36]&amp;&quot; &quot;&amp;[.I36]" office:value-type="string" office:string-value="0603 1nF" calcext:value-type="string">
            <text:p>0603 1nF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05.877559055118</text:p>
          </table:table-cell>
          <table:table-cell office:value-type="string" calcext:value-type="string">
            <text:p>2225.3937007874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37]&amp;&quot; &quot;&amp;[.I37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229.915157480315</text:p>
          </table:table-cell>
          <table:table-cell office:value-type="string" calcext:value-type="string">
            <text:p>4042.42185039370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38]&amp;&quot; &quot;&amp;[.I38]" office:value-type="string" office:string-value="0603 1nF" calcext:value-type="string">
            <text:p>0603 1nF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230.7147637795276</text:p>
          </table:table-cell>
          <table:table-cell office:value-type="string" calcext:value-type="string">
            <text:p>3979.2316929133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39]&amp;&quot; &quot;&amp;[.I39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520.6692913385828</text:p>
          </table:table-cell>
          <table:table-cell office:value-type="string" calcext:value-type="string">
            <text:p>4222.440944881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0]&amp;&quot; &quot;&amp;[.I40]" office:value-type="string" office:string-value="0603 1nF" calcext:value-type="string">
            <text:p>0603 1nF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571.8503937007874</text:p>
          </table:table-cell>
          <table:table-cell office:value-type="string" calcext:value-type="string">
            <text:p>4222.440944881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1]&amp;&quot; &quot;&amp;[.I41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554.1338582677165</text:p>
          </table:table-cell>
          <table:table-cell office:value-type="string" calcext:value-type="string">
            <text:p>4342.692913385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2]&amp;&quot; &quot;&amp;[.I42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1106.4881889763778</text:p>
          </table:table-cell>
          <table:table-cell office:value-type="string" calcext:value-type="string">
            <text:p>3979.2316929133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3]&amp;&quot; &quot;&amp;[.I43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1107.1145669291338</text:p>
          </table:table-cell>
          <table:table-cell office:value-type="string" calcext:value-type="string">
            <text:p>4030.412795275590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4]&amp;&quot; &quot;&amp;[.I44]" office:value-type="string" office:string-value="0603 1nF" calcext:value-type="string">
            <text:p>0603 1nF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1043.3070866141732</text:p>
          </table:table-cell>
          <table:table-cell office:value-type="string" calcext:value-type="string">
            <text:p>4167.73051181102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5]&amp;&quot; &quot;&amp;[.I45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05.7086614173227</text:p>
          </table:table-cell>
          <table:table-cell office:value-type="string" calcext:value-type="string">
            <text:p>2472.03326771653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6]&amp;&quot; &quot;&amp;[.I46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228.8582677165355</text:p>
          </table:table-cell>
          <table:table-cell office:value-type="string" calcext:value-type="string">
            <text:p>3698.24232283464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7]&amp;&quot; &quot;&amp;[.I47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1375.984251968504</text:p>
          </table:table-cell>
          <table:table-cell office:value-type="string" calcext:value-type="string">
            <text:p>3698.2423228346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8]&amp;&quot; &quot;&amp;[.I48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1311.023622047244</text:p>
          </table:table-cell>
          <table:table-cell office:value-type="string" calcext:value-type="string">
            <text:p>3453.740157480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50p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49]&amp;&quot; &quot;&amp;[.I49]" office:value-type="string" office:string-value="0603 50pF" calcext:value-type="string">
            <text:p>0603 50pF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1550.365748031496</text:p>
          </table:table-cell>
          <table:table-cell office:value-type="string" calcext:value-type="string">
            <text:p>3495.48641732283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50]&amp;&quot; &quot;&amp;[.I50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1504.27468503937</text:p>
          </table:table-cell>
          <table:table-cell office:value-type="string" calcext:value-type="string">
            <text:p>3497.0472440944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51]&amp;&quot; &quot;&amp;[.I51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1456.454094488189</text:p>
          </table:table-cell>
          <table:table-cell office:value-type="string" calcext:value-type="string">
            <text:p>3498.0314960629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52]&amp;&quot; &quot;&amp;[.I52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1406.0883858267716</text:p>
          </table:table-cell>
          <table:table-cell office:value-type="string" calcext:value-type="string">
            <text:p>3497.86259842519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53]&amp;&quot; &quot;&amp;[.I53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1631.8897637795276</text:p>
          </table:table-cell>
          <table:table-cell office:value-type="string" calcext:value-type="string">
            <text:p>3460.62992125984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54]&amp;&quot; &quot;&amp;[.I54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1638.9484251968504</text:p>
          </table:table-cell>
          <table:table-cell office:value-type="string" calcext:value-type="string">
            <text:p>3530.5118110236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55]&amp;&quot; &quot;&amp;[.I55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761.6488976377952</text:p>
          </table:table-cell>
          <table:table-cell office:value-type="string" calcext:value-type="string">
            <text:p>2787.40157480314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56]&amp;&quot; &quot;&amp;[.I56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1439.9606299212599</text:p>
          </table:table-cell>
          <table:table-cell office:value-type="string" calcext:value-type="string">
            <text:p>2961.61417322834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57]&amp;&quot; &quot;&amp;[.I57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1443.49</text:p>
          </table:table-cell>
          <table:table-cell office:value-type="string" calcext:value-type="string">
            <text:p>3019.6850393700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58]&amp;&quot; &quot;&amp;[.I58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2596.4566929133857</text:p>
          </table:table-cell>
          <table:table-cell office:value-type="string" calcext:value-type="string">
            <text:p>3230.3149606299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59]&amp;&quot; &quot;&amp;[.I59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1980.7226377952757</text:p>
          </table:table-cell>
          <table:table-cell office:value-type="string" calcext:value-type="string">
            <text:p>3246.470629921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60]&amp;&quot; &quot;&amp;[.I60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2475.3937007874015</text:p>
          </table:table-cell>
          <table:table-cell office:value-type="string" calcext:value-type="string">
            <text:p>4255.90551181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61]&amp;&quot; &quot;&amp;[.I61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836.6141732283464</text:p>
          </table:table-cell>
          <table:table-cell office:value-type="string" calcext:value-type="string">
            <text:p>1214.5669291338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62]&amp;&quot; &quot;&amp;[.I62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2601.3779527559054</text:p>
          </table:table-cell>
          <table:table-cell office:value-type="string" calcext:value-type="string">
            <text:p>4418.3070866141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63]&amp;&quot; &quot;&amp;[.I63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725.666968503937</text:p>
          </table:table-cell>
          <table:table-cell office:value-type="string" calcext:value-type="string">
            <text:p>2059.05511811023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64]&amp;&quot; &quot;&amp;[.I64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584.4835433070866</text:p>
          </table:table-cell>
          <table:table-cell office:value-type="string" calcext:value-type="string">
            <text:p>2787.40157480314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65]&amp;&quot; &quot;&amp;[.I65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2382.297440944882</text:p>
          </table:table-cell>
          <table:table-cell office:value-type="string" calcext:value-type="string">
            <text:p>453.332480314960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66]&amp;&quot; &quot;&amp;[.I66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903.5433070866142</text:p>
          </table:table-cell>
          <table:table-cell office:value-type="string" calcext:value-type="string">
            <text:p>545.275590551181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67]&amp;&quot; &quot;&amp;[.I67]" office:value-type="string" office:string-value="0603 10nF" calcext:value-type="string">
            <text:p>0603 10nF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1003.5293307086614</text:p>
          </table:table-cell>
          <table:table-cell office:value-type="string" calcext:value-type="string">
            <text:p>732.28346456692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68]&amp;&quot; &quot;&amp;[.I68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641.732283464566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69]&amp;&quot; &quot;&amp;[.I69]" office:value-type="string" office:string-value="0805 10uF" calcext:value-type="string">
            <text:p>0805 10uF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910.4330708661417</text:p>
          </table:table-cell>
          <table:table-cell office:value-type="string" calcext:value-type="string">
            <text:p>724.40944881889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70]&amp;&quot; &quot;&amp;[.I70]" office:value-type="string" office:string-value="0603 10nF" calcext:value-type="string">
            <text:p>0603 10nF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29.5275590551182</text:p>
          </table:table-cell>
          <table:table-cell office:value-type="string" calcext:value-type="string">
            <text:p>536.417322834645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71]&amp;&quot; &quot;&amp;[.I71]" office:value-type="string" office:string-value="0805 10uF" calcext:value-type="string">
            <text:p>0805 10uF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306.8757874015748</text:p>
          </table:table-cell>
          <table:table-cell office:value-type="string" calcext:value-type="string">
            <text:p>824.80314960629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72]&amp;&quot; &quot;&amp;[.I72]" office:value-type="string" office:string-value="0805 10uF" calcext:value-type="string">
            <text:p>0805 10uF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067.9133858267714</text:p>
          </table:table-cell>
          <table:table-cell office:value-type="string" calcext:value-type="string">
            <text:p>1751.9685039370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73]&amp;&quot; &quot;&amp;[.I73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798.2283464566929</text:p>
          </table:table-cell>
          <table:table-cell office:value-type="string" calcext:value-type="string">
            <text:p>3196.8503937007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74]&amp;&quot; &quot;&amp;[.I74]" office:value-type="string" office:string-value="0603 100nF" calcext:value-type="string">
            <text:p>0603 100nF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1436.023622047244</text:p>
          </table:table-cell>
          <table:table-cell office:value-type="string" calcext:value-type="string">
            <text:p>4412.809251968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75]&amp;&quot; &quot;&amp;[.I75]" office:value-type="string" office:string-value="0603 22pF" calcext:value-type="string">
            <text:p>0603 22pF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106.2992125984251</text:p>
          </table:table-cell>
          <table:table-cell office:value-type="string" calcext:value-type="string">
            <text:p>4167.73051181102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76]&amp;&quot; &quot;&amp;[.I76]" office:value-type="string" office:string-value="0603 1nF" calcext:value-type="string">
            <text:p>0603 1nF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1139.763779527559</text:p>
          </table:table-cell>
          <table:table-cell office:value-type="string" calcext:value-type="string">
            <text:p>2127.130629921259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77]&amp;&quot; &quot;&amp;[.I77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1359.414094488189</text:p>
          </table:table-cell>
          <table:table-cell office:value-type="string" calcext:value-type="string">
            <text:p>1721.202322834645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78]&amp;&quot; &quot;&amp;[.I78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2212.767401574803</text:p>
          </table:table-cell>
          <table:table-cell office:value-type="string" calcext:value-type="string">
            <text:p>2285.840748031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79]&amp;&quot; &quot;&amp;[.I79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2064.9606299212596</text:p>
          </table:table-cell>
          <table:table-cell office:value-type="string" calcext:value-type="string">
            <text:p>2774.60629921259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formula="of:=[.J80]&amp;&quot; &quot;&amp;[.I80]" office:value-type="string" office:string-value="0805 4.7uF" calcext:value-type="string">
            <text:p>0805 4.7uF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406.496062992126</text:p>
          </table:table-cell>
          <table:table-cell office:value-type="string" calcext:value-type="string">
            <text:p>680.5118110236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.07874015748031</text:p>
          </table:table-cell>
          <table:table-cell office:value-type="string" calcext:value-type="string">
            <text:p>29.921259842519685</text:p>
          </table:table-cell>
          <table:table-cell/>
          <table:table-cell office:value-type="string" calcext:value-type="string">
            <text:p>00000603 (1608 metr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B1010603MR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2156.0883858267716</text:p>
          </table:table-cell>
          <table:table-cell office:value-type="string" calcext:value-type="string">
            <text:p>2699.8031496062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/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BU0520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093.5039370078741</text:p>
          </table:table-cell>
          <table:table-cell office:value-type="string" calcext:value-type="string">
            <text:p>3145.66929133858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1.73228346456693</text:p>
          </table:table-cell>
          <table:table-cell office:value-type="string" calcext:value-type="string">
            <text:p>43.30708661417323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0805 (2012 metr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T2012SGC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204.724409448819</text:p>
          </table:table-cell>
          <table:table-cell office:value-type="string" calcext:value-type="string">
            <text:p>4699.803149606299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4.1732283464567</text:p>
          </table:table-cell>
          <table:table-cell office:value-type="string" calcext:value-type="string">
            <text:p>141.73228346456693</text:p>
          </table:table-cell>
          <table:table-cell/>
          <table:table-cell office:value-type="string" calcext:value-type="string">
            <text:p>SOT-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828.740157480315</text:p>
          </table:table-cell>
          <table:table-cell office:value-type="string" calcext:value-type="string">
            <text:p>4733.675393700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4.1732283464567</text:p>
          </table:table-cell>
          <table:table-cell office:value-type="string" calcext:value-type="string">
            <text:p>141.73228346456693</text:p>
          </table:table-cell>
          <table:table-cell/>
          <table:table-cell office:value-type="string" calcext:value-type="string">
            <text:p>SOT-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986.6281496062993</text:p>
          </table:table-cell>
          <table:table-cell office:value-type="string" calcext:value-type="string">
            <text:p>1529.527559055118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1.73228346456693</text:p>
          </table:table-cell>
          <table:table-cell office:value-type="string" calcext:value-type="string">
            <text:p>43.30708661417323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0805 (2012 metr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T2012SGC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601.3779527559055</text:p>
          </table:table-cell>
          <table:table-cell office:value-type="string" calcext:value-type="string">
            <text:p>2945.866141732283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1.73228346456693</text:p>
          </table:table-cell>
          <table:table-cell office:value-type="string" calcext:value-type="string">
            <text:p>43.30708661417323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0805 (2012 metr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T2012SGC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01.3779527559055</text:p>
          </table:table-cell>
          <table:table-cell office:value-type="string" calcext:value-type="string">
            <text:p>2556.102362204724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1.73228346456693</text:p>
          </table:table-cell>
          <table:table-cell office:value-type="string" calcext:value-type="string">
            <text:p>43.30708661417323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0805 (2012 metr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T2012SGC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601.3779527559055</text:p>
          </table:table-cell>
          <table:table-cell office:value-type="string" calcext:value-type="string">
            <text:p>2160.43307086614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1.73228346456693</text:p>
          </table:table-cell>
          <table:table-cell office:value-type="string" calcext:value-type="string">
            <text:p>43.30708661417323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0805 (2012 metr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T2012SGC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254.9212598425197</text:p>
          </table:table-cell>
          <table:table-cell office:value-type="string" calcext:value-type="string">
            <text:p>506.889763779527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1.73228346456693</text:p>
          </table:table-cell>
          <table:table-cell office:value-type="string" calcext:value-type="string">
            <text:p>43.30708661417323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0805 (2012 metr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T2012SGC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295.838188976378</text:p>
          </table:table-cell>
          <table:table-cell office:value-type="string" calcext:value-type="string">
            <text:p>644.094527559055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.07874015748031</text:p>
          </table:table-cell>
          <table:table-cell office:value-type="string" calcext:value-type="string">
            <text:p>29.921259842519685</text:p>
          </table:table-cell>
          <table:table-cell/>
          <table:table-cell office:value-type="string" calcext:value-type="string">
            <text:p>00000603 (1608 metr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B1010603MR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120.0787401574803</text:p>
          </table:table-cell>
          <table:table-cell office:value-type="string" calcext:value-type="string">
            <text:p>5222.4409448818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7.6377952755906</text:p>
          </table:table-cell>
          <table:table-cell office:value-type="string" calcext:value-type="string">
            <text:p>200.787401574803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N_SMA_9MM52_7M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2357-11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90.55118110236221</text:p>
          </table:table-cell>
          <table:table-cell office:value-type="string" calcext:value-type="string">
            <text:p>695.86614173228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4.13377952755906</text:p>
          </table:table-cell>
          <table:table-cell office:value-type="string" calcext:value-type="string">
            <text:p>166.33850393700789</text:p>
          </table:table-cell>
          <table:table-cell/>
          <table:table-cell office:value-type="string" calcext:value-type="string">
            <text:p>CONN_USB_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346-0001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1470.914842519685</text:p>
          </table:table-cell>
          <table:table-cell office:value-type="string" calcext:value-type="string">
            <text:p>1446.850393700787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.51181102362204</text:p>
          </table:table-cell>
          <table:table-cell office:value-type="string" calcext:value-type="string">
            <text:p>91.53543307086615</text:p>
          </table:table-cell>
          <table:table-cell/>
          <table:table-cell office:value-type="string" calcext:value-type="string">
            <text:p>CONN_SIL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0-7820446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2404.527559055118</text:p>
          </table:table-cell>
          <table:table-cell office:value-type="string" calcext:value-type="string">
            <text:p>4694.8818897637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2.59838582677165</text:p>
          </table:table-cell>
          <table:table-cell office:value-type="string" calcext:value-type="string">
            <text:p>562.5984251968504</text:p>
          </table:table-cell>
          <table:table-cell/>
          <table:table-cell office:value-type="string" calcext:value-type="string">
            <text:p>HD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12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421.25984251968504</text:p>
          </table:table-cell>
          <table:table-cell office:value-type="string" calcext:value-type="string">
            <text:p>1630.90551181102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2.59838582677165</text:p>
          </table:table-cell>
          <table:table-cell office:value-type="string" calcext:value-type="string">
            <text:p>562.5984251968504</text:p>
          </table:table-cell>
          <table:table-cell/>
          <table:table-cell office:value-type="string" calcext:value-type="string">
            <text:p>HD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12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67.7165354330709</text:p>
          </table:table-cell>
          <table:table-cell office:value-type="string" calcext:value-type="string">
            <text:p>4340.5511811023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1.81102362204723</text:p>
          </table:table-cell>
          <table:table-cell office:value-type="string" calcext:value-type="string">
            <text:p>192.71653543307087</text:p>
          </table:table-cell>
          <table:table-cell/>
          <table:table-cell office:value-type="string" calcext:value-type="string">
            <text:p>HD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89-7082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1356.2992125984251</text:p>
          </table:table-cell>
          <table:table-cell office:value-type="string" calcext:value-type="string">
            <text:p>244.0944881889763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.8503937007874</text:p>
          </table:table-cell>
          <table:table-cell office:value-type="string" calcext:value-type="string">
            <text:p>1968.8976377952756</text:p>
          </table:table-cell>
          <table:table-cell/>
          <table:table-cell office:value-type="string" calcext:value-type="string">
            <text:p>40-Pin 2.54mm Pitch Through H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-Pin Raspberry Pi B+ GPIO Through Holes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661.4173228346457</text:p>
          </table:table-cell>
          <table:table-cell office:value-type="string" calcext:value-type="string">
            <text:p>1536.417322834645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1.81102362204723</text:p>
          </table:table-cell>
          <table:table-cell office:value-type="string" calcext:value-type="string">
            <text:p>192.71653543307087</text:p>
          </table:table-cell>
          <table:table-cell/>
          <table:table-cell office:value-type="string" calcext:value-type="string">
            <text:p>HD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89-7082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05.11811023622045</text:p>
          </table:table-cell>
          <table:table-cell office:value-type="string" calcext:value-type="string">
            <text:p>4972.44094488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7.79527559055117</text:p>
          </table:table-cell>
          <table:table-cell office:value-type="string" calcext:value-type="string">
            <text:p>39.37007874015748</text:p>
          </table:table-cell>
          <table:table-cell/>
          <table:table-cell office:value-type="string" calcext:value-type="string">
            <text:p>0805 (2012 metr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21PG121SN1D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685.0393700787401</text:p>
          </table:table-cell>
          <table:table-cell office:value-type="string" calcext:value-type="string">
            <text:p>4735.64389763779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0nH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 (1e-07H)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99.2405511811023</text:p>
          </table:table-cell>
          <table:table-cell office:value-type="string" calcext:value-type="string">
            <text:p>3866.549409448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0nH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 (1e-07H)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677.3342519685038</text:p>
          </table:table-cell>
          <table:table-cell office:value-type="string" calcext:value-type="string">
            <text:p>4255.9055118110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0nH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 (1e-07H)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257.4015748031495</text:p>
          </table:table-cell>
          <table:table-cell office:value-type="string" calcext:value-type="string">
            <text:p>3812.415551181102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0nH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 (1e-07H)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340.0393700787401</text:p>
          </table:table-cell>
          <table:table-cell office:value-type="string" calcext:value-type="string">
            <text:p>3812.415551181102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.08307086614174</text:p>
          </table:table-cell>
          <table:table-cell office:value-type="string" calcext:value-type="string">
            <text:p>51.996456692913384</text:p>
          </table:table-cell>
          <table:table-cell office:value-type="string" calcext:value-type="string">
            <text:p>100nH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 (1e-07H)</text:p>
          </table:table-cell>
        </table:table-row>
        <table:table-row table:style-name="ro1">
          <table:table-cell office:value-type="string" calcext:value-type="string">
            <text:p>M187</text:p>
          </table:table-cell>
          <table:table-cell office:value-type="string" calcext:value-type="string">
            <text:p>214.56692913385828</text:p>
          </table:table-cell>
          <table:table-cell office:value-type="string" calcext:value-type="string">
            <text:p>244.09448818897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55.90551181102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unting Hole M3</text:p>
          </table:table-cell>
        </table:table-row>
        <table:table-row table:style-name="ro1">
          <table:table-cell office:value-type="string" calcext:value-type="string">
            <text:p>M188</text:p>
          </table:table-cell>
          <table:table-cell office:value-type="string" calcext:value-type="string">
            <text:p>2498.031496062992</text:p>
          </table:table-cell>
          <table:table-cell office:value-type="string" calcext:value-type="string">
            <text:p>244.09448818897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55.90551181102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unting Hole M3</text:p>
          </table:table-cell>
        </table:table-row>
        <table:table-row table:style-name="ro1">
          <table:table-cell office:value-type="string" calcext:value-type="string">
            <text:p>M189</text:p>
          </table:table-cell>
          <table:table-cell office:value-type="string" calcext:value-type="string">
            <text:p>706.6929133858267</text:p>
          </table:table-cell>
          <table:table-cell office:value-type="string" calcext:value-type="string">
            <text:p>4348.425196850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55.90551181102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unting Hole M3</text:p>
          </table:table-cell>
        </table:table-row>
        <table:table-row table:style-name="ro1">
          <table:table-cell office:value-type="string" calcext:value-type="string">
            <text:p>M190</text:p>
          </table:table-cell>
          <table:table-cell office:value-type="string" calcext:value-type="string">
            <text:p>1982.283464566929</text:p>
          </table:table-cell>
          <table:table-cell office:value-type="string" calcext:value-type="string">
            <text:p>4351.377952755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55.90551181102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unting Hole M3</text:p>
          </table:table-cell>
        </table:table-row>
        <table:table-row table:style-name="ro1">
          <table:table-cell office:value-type="string" calcext:value-type="string">
            <text:p>M235</text:p>
          </table:table-cell>
          <table:table-cell office:value-type="string" calcext:value-type="string">
            <text:p>214.56692913385828</text:p>
          </table:table-cell>
          <table:table-cell office:value-type="string" calcext:value-type="string">
            <text:p>1149.6062992125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55.90551181102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unting Hole M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599.0017716535435</text:p>
          </table:table-cell>
          <table:table-cell office:value-type="string" calcext:value-type="string">
            <text:p>1709.87051181102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11]&amp;&quot; &quot;&amp;[.I111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47.8346456692913</text:p>
          </table:table-cell>
          <table:table-cell office:value-type="string" calcext:value-type="string">
            <text:p>3686.41732283464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3271653543307</text:p>
          </table:table-cell>
          <table:table-cell office:value-type="string" calcext:value-type="string">
            <text:p>65.77598425196851</text:p>
          </table:table-cell>
          <table:table-cell office:value-type="string" calcext:value-type="string">
            <text:p>100K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J112]&amp;&quot; &quot;&amp;[.I112]" office:value-type="string" office:string-value="1206 100K" calcext:value-type="string">
            <text:p>1206 100K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311.5118110236222</text:p>
          </table:table-cell>
          <table:table-cell office:value-type="string" calcext:value-type="string">
            <text:p>4483.67539370078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13]&amp;&quot; &quot;&amp;[.I113]" office:value-type="string" office:string-value="0603 280" calcext:value-type="string">
            <text:p>0603 28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383.976377952756</text:p>
          </table:table-cell>
          <table:table-cell office:value-type="string" calcext:value-type="string">
            <text:p>3983.97007874015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14]&amp;&quot; &quot;&amp;[.I114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444.1163385826771</text:p>
          </table:table-cell>
          <table:table-cell office:value-type="string" calcext:value-type="string">
            <text:p>3983.97007874015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15]&amp;&quot; &quot;&amp;[.I115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977.3622047244095</text:p>
          </table:table-cell>
          <table:table-cell office:value-type="string" calcext:value-type="string">
            <text:p>4167.73051181102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16]&amp;&quot; &quot;&amp;[.I116]" office:value-type="string" office:string-value="0603 11K" calcext:value-type="string">
            <text:p>0603 11K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409.4488188976377</text:p>
          </table:table-cell>
          <table:table-cell office:value-type="string" calcext:value-type="string">
            <text:p>3814.96062992125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17]&amp;&quot; &quot;&amp;[.I117]" office:value-type="string" office:string-value="0603 100" calcext:value-type="string">
            <text:p>0603 100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195.3937007874015</text:p>
          </table:table-cell>
          <table:table-cell office:value-type="string" calcext:value-type="string">
            <text:p>3812.99212598425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18]&amp;&quot; &quot;&amp;[.I118]" office:value-type="string" office:string-value="0603 100" calcext:value-type="string">
            <text:p>0603 10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600.3937007874015</text:p>
          </table:table-cell>
          <table:table-cell office:value-type="string" calcext:value-type="string">
            <text:p>1584.64566929133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19]&amp;&quot; &quot;&amp;[.I119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272.1653543307086</text:p>
          </table:table-cell>
          <table:table-cell office:value-type="string" calcext:value-type="string">
            <text:p>3551.58877952755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0]&amp;&quot; &quot;&amp;[.I120]" office:value-type="string" office:string-value="0603 18R" calcext:value-type="string">
            <text:p>0603 18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730.3149606299212</text:p>
          </table:table-cell>
          <table:table-cell office:value-type="string" calcext:value-type="string">
            <text:p>3595.4724409448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1]&amp;&quot; &quot;&amp;[.I121]" office:value-type="string" office:string-value="0603 18R" calcext:value-type="string">
            <text:p>0603 18R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101.3779527559054</text:p>
          </table:table-cell>
          <table:table-cell office:value-type="string" calcext:value-type="string">
            <text:p>1596.049015748031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649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2]&amp;&quot; &quot;&amp;[.I122]" office:value-type="string" office:string-value="0603 649R" calcext:value-type="string">
            <text:p>0603 649R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986.6281496062993</text:p>
          </table:table-cell>
          <table:table-cell office:value-type="string" calcext:value-type="string">
            <text:p>1669.29133858267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3]&amp;&quot; &quot;&amp;[.I123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707.6771653543307</text:p>
          </table:table-cell>
          <table:table-cell office:value-type="string" calcext:value-type="string">
            <text:p>2958.66141732283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649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4]&amp;&quot; &quot;&amp;[.I124]" office:value-type="string" office:string-value="0603 649R" calcext:value-type="string">
            <text:p>0603 649R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27.3482283464567</text:p>
          </table:table-cell>
          <table:table-cell office:value-type="string" calcext:value-type="string">
            <text:p>3115.1574803149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5]&amp;&quot; &quot;&amp;[.I125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30.90551181102362</text:p>
          </table:table-cell>
          <table:table-cell office:value-type="string" calcext:value-type="string">
            <text:p>2713.582677165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6]&amp;&quot; &quot;&amp;[.I126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30.9054724409449</text:p>
          </table:table-cell>
          <table:table-cell office:value-type="string" calcext:value-type="string">
            <text:p>2309.0551181102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7]&amp;&quot; &quot;&amp;[.I127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264.763779527559</text:p>
          </table:table-cell>
          <table:table-cell office:value-type="string" calcext:value-type="string">
            <text:p>1824.8031496062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8]&amp;&quot; &quot;&amp;[.I128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710.6299212598425</text:p>
          </table:table-cell>
          <table:table-cell office:value-type="string" calcext:value-type="string">
            <text:p>2568.89763779527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649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29]&amp;&quot; &quot;&amp;[.I129]" office:value-type="string" office:string-value="0603 649R" calcext:value-type="string">
            <text:p>0603 649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713.5826771653543</text:p>
          </table:table-cell>
          <table:table-cell office:value-type="string" calcext:value-type="string">
            <text:p>2173.2283464566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649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0]&amp;&quot; &quot;&amp;[.I130]" office:value-type="string" office:string-value="0603 649R" calcext:value-type="string">
            <text:p>0603 649R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192.7444881889764</text:p>
          </table:table-cell>
          <table:table-cell office:value-type="string" calcext:value-type="string">
            <text:p>632.8740157480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1]&amp;&quot; &quot;&amp;[.I131]" office:value-type="string" office:string-value="0603 2K2" calcext:value-type="string">
            <text:p>0603 2K2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2435.0393700787404</text:p>
          </table:table-cell>
          <table:table-cell office:value-type="string" calcext:value-type="string">
            <text:p>4462.598425196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2]&amp;&quot; &quot;&amp;[.I132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2347.723661417323</text:p>
          </table:table-cell>
          <table:table-cell office:value-type="string" calcext:value-type="string">
            <text:p>4475.80137795275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3]&amp;&quot; &quot;&amp;[.I133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2376.968503937008</text:p>
          </table:table-cell>
          <table:table-cell office:value-type="string" calcext:value-type="string">
            <text:p>4121.06299212598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4]&amp;&quot; &quot;&amp;[.I134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214.566929133858</text:p>
          </table:table-cell>
          <table:table-cell office:value-type="string" calcext:value-type="string">
            <text:p>1662.401574803149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5]&amp;&quot; &quot;&amp;[.I135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836.6141732283464</text:p>
          </table:table-cell>
          <table:table-cell office:value-type="string" calcext:value-type="string">
            <text:p>1386.41732283464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6]&amp;&quot; &quot;&amp;[.I136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2578.740157480315</text:p>
          </table:table-cell>
          <table:table-cell office:value-type="string" calcext:value-type="string">
            <text:p>1406.4960629921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7]&amp;&quot; &quot;&amp;[.I137]" office:value-type="string" office:string-value="0603 DNP" calcext:value-type="string">
            <text:p>0603 DNP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2419.6990157480313</text:p>
          </table:table-cell>
          <table:table-cell office:value-type="string" calcext:value-type="string">
            <text:p>749.423425196850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8]&amp;&quot; &quot;&amp;[.I138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2231.875905511811</text:p>
          </table:table-cell>
          <table:table-cell office:value-type="string" calcext:value-type="string">
            <text:p>630.90551181102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39]&amp;&quot; &quot;&amp;[.I139]" office:value-type="string" office:string-value="0603 1.8K" calcext:value-type="string">
            <text:p>0603 1.8K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2269.2774803149605</text:p>
          </table:table-cell>
          <table:table-cell office:value-type="string" calcext:value-type="string">
            <text:p>490.73405511811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40]&amp;&quot; &quot;&amp;[.I140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2370.486456692913</text:p>
          </table:table-cell>
          <table:table-cell office:value-type="string" calcext:value-type="string">
            <text:p>749.42342519685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41]&amp;&quot; &quot;&amp;[.I141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613.1889763779527</text:p>
          </table:table-cell>
          <table:table-cell office:value-type="string" calcext:value-type="string">
            <text:p>803.1496062992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42]&amp;&quot; &quot;&amp;[.I142]" office:value-type="string" office:string-value="0603 1M" calcext:value-type="string">
            <text:p>0603 1M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489.15925196850395</text:p>
          </table:table-cell>
          <table:table-cell office:value-type="string" calcext:value-type="string">
            <text:p>482.238228346456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43]&amp;&quot; &quot;&amp;[.I143]" office:value-type="string" office:string-value="0603 1M" calcext:value-type="string">
            <text:p>0603 1M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960.3911417322835</text:p>
          </table:table-cell>
          <table:table-cell office:value-type="string" calcext:value-type="string">
            <text:p>528.543307086614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357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44]&amp;&quot; &quot;&amp;[.I144]" office:value-type="string" office:string-value="0603 357K" calcext:value-type="string">
            <text:p>0603 357K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001.9685039370079</text:p>
          </table:table-cell>
          <table:table-cell office:value-type="string" calcext:value-type="string">
            <text:p>446.8503937007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45]&amp;&quot; &quot;&amp;[.I145]" office:value-type="string" office:string-value="0603 210K" calcext:value-type="string">
            <text:p>0603 210K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118.1102362204724</text:p>
          </table:table-cell>
          <table:table-cell office:value-type="string" calcext:value-type="string">
            <text:p>515.748031496062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3271653543307</text:p>
          </table:table-cell>
          <table:table-cell office:value-type="string" calcext:value-type="string">
            <text:p>65.77598425196851</text:p>
          </table:table-cell>
          <table:table-cell office:value-type="string" calcext:value-type="string">
            <text:p>100R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J146]&amp;&quot; &quot;&amp;[.I146]" office:value-type="string" office:string-value="1206 100R" calcext:value-type="string">
            <text:p>1206 100R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1113.1889763779527</text:p>
          </table:table-cell>
          <table:table-cell office:value-type="string" calcext:value-type="string">
            <text:p>755.90551181102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3271653543307</text:p>
          </table:table-cell>
          <table:table-cell office:value-type="string" calcext:value-type="string">
            <text:p>65.77598425196851</text:p>
          </table:table-cell>
          <table:table-cell office:value-type="string" calcext:value-type="string">
            <text:p>100R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J147]&amp;&quot; &quot;&amp;[.I147]" office:value-type="string" office:string-value="1206 100R" calcext:value-type="string">
            <text:p>1206 100R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337.0866141732283</text:p>
          </table:table-cell>
          <table:table-cell office:value-type="string" calcext:value-type="string">
            <text:p>3551.58877952755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48]&amp;&quot; &quot;&amp;[.I148]" office:value-type="string" office:string-value="0603 18R" calcext:value-type="string">
            <text:p>0603 18R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093.5039370078741</text:p>
          </table:table-cell>
          <table:table-cell office:value-type="string" calcext:value-type="string">
            <text:p>2975.9702755905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49]&amp;&quot; &quot;&amp;[.I149]" office:value-type="string" office:string-value="0603 2K2" calcext:value-type="string">
            <text:p>0603 2K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513.779527559055</text:p>
          </table:table-cell>
          <table:table-cell office:value-type="string" calcext:value-type="string">
            <text:p>813.2309055118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50]&amp;&quot; &quot;&amp;[.I150]" office:value-type="string" office:string-value="0603 12K" calcext:value-type="string">
            <text:p>0603 12K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1706.2992125984251</text:p>
          </table:table-cell>
          <table:table-cell office:value-type="string" calcext:value-type="string">
            <text:p>498.43917322834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51]&amp;&quot; &quot;&amp;[.I151]" office:value-type="string" office:string-value="0603 0" calcext:value-type="string">
            <text:p>0603 0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1601.3779527559054</text:p>
          </table:table-cell>
          <table:table-cell office:value-type="string" calcext:value-type="string">
            <text:p>498.439173228346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52]&amp;&quot; &quot;&amp;[.I152]" office:value-type="string" office:string-value="0603 0" calcext:value-type="string">
            <text:p>0603 0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832.6771653543307</text:p>
          </table:table-cell>
          <table:table-cell office:value-type="string" calcext:value-type="string">
            <text:p>1491.14173228346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53]&amp;&quot; &quot;&amp;[.I153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836.6141732283464</text:p>
          </table:table-cell>
          <table:table-cell office:value-type="string" calcext:value-type="string">
            <text:p>1579.7244094488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54]&amp;&quot; &quot;&amp;[.I154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578.740157480315</text:p>
          </table:table-cell>
          <table:table-cell office:value-type="string" calcext:value-type="string">
            <text:p>1465.55118110236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55]&amp;&quot; &quot;&amp;[.I155]" office:value-type="string" office:string-value="0603 2.2K" calcext:value-type="string">
            <text:p>0603 2.2K</text:p>
          </table:table-cell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832.6771653543307</text:p>
          </table:table-cell>
          <table:table-cell office:value-type="string" calcext:value-type="string">
            <text:p>1686.41732283464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.33503937007875</text:p>
          </table:table-cell>
          <table:table-cell office:value-type="string" calcext:value-type="string">
            <text:p>34.279921259842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formula="of:=[.J156]&amp;&quot; &quot;&amp;[.I156]" office:value-type="string" office:string-value="0603 10K" calcext:value-type="string">
            <text:p>0603 10K</text:p>
          </table:table-cell>
        </table:table-row>
        <table:table-row table:style-name="ro1">
          <table:table-cell office:value-type="string" calcext:value-type="string">
            <text:p>SW100</text:p>
          </table:table-cell>
          <table:table-cell office:value-type="string" calcext:value-type="string">
            <text:p>274.6062992125984</text:p>
          </table:table-cell>
          <table:table-cell office:value-type="string" calcext:value-type="string">
            <text:p>2150.59055118110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2.28346456692913</text:p>
          </table:table-cell>
          <table:table-cell office:value-type="string" calcext:value-type="string">
            <text:p>440.9448818897638</text:p>
          </table:table-cell>
          <table:table-cell/>
          <table:table-cell office:value-type="string" calcext:value-type="string">
            <text:p>SW_6MM2_6MM2_SMT_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0315AFKP2-R</text:p>
          </table:table-cell>
        </table:table-row>
        <table:table-row table:style-name="ro1">
          <table:table-cell office:value-type="string" calcext:value-type="string">
            <text:p>SW221</text:p>
          </table:table-cell>
          <table:table-cell office:value-type="string" calcext:value-type="string">
            <text:p>906.496062992126</text:p>
          </table:table-cell>
          <table:table-cell office:value-type="string" calcext:value-type="string">
            <text:p>2778.5433070866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2.28346456692913</text:p>
          </table:table-cell>
          <table:table-cell office:value-type="string" calcext:value-type="string">
            <text:p>440.9448818897638</text:p>
          </table:table-cell>
          <table:table-cell/>
          <table:table-cell office:value-type="string" calcext:value-type="string">
            <text:p>SW_6MM2_6MM2_SMT_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0315AFKP2-R</text:p>
          </table:table-cell>
        </table:table-row>
        <table:table-row table:style-name="ro1">
          <table:table-cell office:value-type="string" calcext:value-type="string">
            <text:p>SW94</text:p>
          </table:table-cell>
          <table:table-cell office:value-type="string" calcext:value-type="string">
            <text:p>274.6062992125984</text:p>
          </table:table-cell>
          <table:table-cell office:value-type="string" calcext:value-type="string">
            <text:p>2944.881889763779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2.28346456692913</text:p>
          </table:table-cell>
          <table:table-cell office:value-type="string" calcext:value-type="string">
            <text:p>440.9448818897638</text:p>
          </table:table-cell>
          <table:table-cell/>
          <table:table-cell office:value-type="string" calcext:value-type="string">
            <text:p>SW_6MM2_6MM2_SMT_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0315AFKP2-R</text:p>
          </table:table-cell>
        </table:table-row>
        <table:table-row table:style-name="ro1">
          <table:table-cell office:value-type="string" calcext:value-type="string">
            <text:p>SW97</text:p>
          </table:table-cell>
          <table:table-cell office:value-type="string" calcext:value-type="string">
            <text:p>274.6062992125984</text:p>
          </table:table-cell>
          <table:table-cell office:value-type="string" calcext:value-type="string">
            <text:p>2546.2598425196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2.28346456692913</text:p>
          </table:table-cell>
          <table:table-cell office:value-type="string" calcext:value-type="string">
            <text:p>440.9448818897638</text:p>
          </table:table-cell>
          <table:table-cell/>
          <table:table-cell office:value-type="string" calcext:value-type="string">
            <text:p>SW_6MM2_6MM2_SMT_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0315AFKP2-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1664.3700787401574</text:p>
          </table:table-cell>
          <table:table-cell office:value-type="string" calcext:value-type="string">
            <text:p>2254.9212598425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80.7365354330709</text:p>
          </table:table-cell>
          <table:table-cell/>
          <table:table-cell office:value-type="string" calcext:value-type="string">
            <text:p>TQFP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40HX4K-TQ144</text:p>
          </table:table-cell>
        </table:table-row>
        <table:table-row table:style-name="ro1">
          <table:table-cell office:value-type="string" calcext:value-type="string">
            <text:p>U112</text:p>
          </table:table-cell>
          <table:table-cell office:value-type="string" calcext:value-type="string">
            <text:p>2385.8267716535433</text:p>
          </table:table-cell>
          <table:table-cell office:value-type="string" calcext:value-type="string">
            <text:p>4305.11811023622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.70582677165353</text:p>
          </table:table-cell>
          <table:table-cell office:value-type="string" calcext:value-type="string">
            <text:p>93.10740157480315</text:p>
          </table:table-cell>
          <table:table-cell/>
          <table:table-cell office:value-type="string" calcext:value-type="string">
            <text:p>TSSO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3G17DP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2253.9370078740158</text:p>
          </table:table-cell>
          <table:table-cell office:value-type="string" calcext:value-type="string">
            <text:p>1095.47244094488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92.37007874015745</text:p>
          </table:table-cell>
          <table:table-cell/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L-REEL</text:p>
          </table:table-cell>
        </table:table-row>
        <table:table-row table:style-name="ro1">
          <table:table-cell office:value-type="string" calcext:value-type="string">
            <text:p>U157</text:p>
          </table:table-cell>
          <table:table-cell office:value-type="string" calcext:value-type="string">
            <text:p>2340.551181102362</text:p>
          </table:table-cell>
          <table:table-cell office:value-type="string" calcext:value-type="string">
            <text:p>595.472440944881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.07874015748031</text:p>
          </table:table-cell>
          <table:table-cell office:value-type="string" calcext:value-type="string">
            <text:p>118.11015748031497</text:p>
          </table:table-cell>
          <table:table-cell/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56BT-I/OT</text:p>
          </table:table-cell>
        </table:table-row>
        <table:table-row table:style-name="ro1">
          <table:table-cell office:value-type="string" calcext:value-type="string">
            <text:p>U169</text:p>
          </table:table-cell>
          <table:table-cell office:value-type="string" calcext:value-type="string">
            <text:p>707.6771653543307</text:p>
          </table:table-cell>
          <table:table-cell office:value-type="string" calcext:value-type="string">
            <text:p>625.98425196850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2.31141732283464</text:p>
          </table:table-cell>
          <table:table-cell office:value-type="string" calcext:value-type="string">
            <text:p>245.33811023622047</text:p>
          </table:table-cell>
          <table:table-cell/>
          <table:table-cell office:value-type="string" calcext:value-type="string">
            <text:p>TSSO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30</text:p>
          </table:table-cell>
        </table:table-row>
        <table:table-row table:style-name="ro1">
          <table:table-cell office:value-type="string" calcext:value-type="string">
            <text:p>U179</text:p>
          </table:table-cell>
          <table:table-cell office:value-type="string" calcext:value-type="string">
            <text:p>898.6220472440945</text:p>
          </table:table-cell>
          <table:table-cell office:value-type="string" calcext:value-type="string">
            <text:p>3204.72440944881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.62023622047244</text:p>
          </table:table-cell>
          <table:table-cell office:value-type="string" calcext:value-type="string">
            <text:p>94.48818897637796</text:p>
          </table:table-cell>
          <table:table-cell/>
          <table:table-cell office:value-type="string" calcext:value-type="string">
            <text:p>MSO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811-E/MS</text:p>
          </table:table-cell>
        </table:table-row>
        <table:table-row table:style-name="ro1">
          <table:table-cell office:value-type="string" calcext:value-type="string">
            <text:p>U182</text:p>
          </table:table-cell>
          <table:table-cell office:value-type="string" calcext:value-type="string">
            <text:p>2408.464566929134</text:p>
          </table:table-cell>
          <table:table-cell office:value-type="string" calcext:value-type="string">
            <text:p>1654.5275590551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.1496062992126</text:p>
          </table:table-cell>
          <table:table-cell office:value-type="string" calcext:value-type="string">
            <text:p>170.16267716535432</text:p>
          </table:table-cell>
          <table:table-cell/>
          <table:table-cell office:value-type="string" calcext:value-type="string">
            <text:p>SO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80JVSNIQ</text:p>
          </table:table-cell>
        </table:table-row>
        <table:table-row table:style-name="ro1">
          <table:table-cell office:value-type="string" calcext:value-type="string">
            <text:p>U206</text:p>
          </table:table-cell>
          <table:table-cell office:value-type="string" calcext:value-type="string">
            <text:p>677.1653543307086</text:p>
          </table:table-cell>
          <table:table-cell office:value-type="string" calcext:value-type="string">
            <text:p>1176.1811023622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.70582677165353</text:p>
          </table:table-cell>
          <table:table-cell office:value-type="string" calcext:value-type="string">
            <text:p>93.10740157480315</text:p>
          </table:table-cell>
          <table:table-cell/>
          <table:table-cell office:value-type="string" calcext:value-type="string">
            <text:p>TSSO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3G17DP</text:p>
          </table:table-cell>
        </table:table-row>
        <table:table-row table:style-name="ro1">
          <table:table-cell office:value-type="string" calcext:value-type="string">
            <text:p>U207</text:p>
          </table:table-cell>
          <table:table-cell office:value-type="string" calcext:value-type="string">
            <text:p>2682.0866141732286</text:p>
          </table:table-cell>
          <table:table-cell office:value-type="string" calcext:value-type="string">
            <text:p>4242.12598425196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.70582677165353</text:p>
          </table:table-cell>
          <table:table-cell office:value-type="string" calcext:value-type="string">
            <text:p>93.10740157480315</text:p>
          </table:table-cell>
          <table:table-cell/>
          <table:table-cell office:value-type="string" calcext:value-type="string">
            <text:p>TSSO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3G17DP</text:p>
          </table:table-cell>
        </table:table-row>
        <table:table-row table:style-name="ro1">
          <table:table-cell office:value-type="string" calcext:value-type="string">
            <text:p>U208</text:p>
          </table:table-cell>
          <table:table-cell office:value-type="string" calcext:value-type="string">
            <text:p>937.1122440944882</text:p>
          </table:table-cell>
          <table:table-cell office:value-type="string" calcext:value-type="string">
            <text:p>2332.677165354330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.70582677165353</text:p>
          </table:table-cell>
          <table:table-cell office:value-type="string" calcext:value-type="string">
            <text:p>93.10740157480315</text:p>
          </table:table-cell>
          <table:table-cell/>
          <table:table-cell office:value-type="string" calcext:value-type="string">
            <text:p>TSSO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3G17DP</text:p>
          </table:table-cell>
        </table:table-row>
        <table:table-row table:style-name="ro1">
          <table:table-cell office:value-type="string" calcext:value-type="string">
            <text:p>U236</text:p>
          </table:table-cell>
          <table:table-cell office:value-type="string" calcext:value-type="string">
            <text:p>866.0073228346457</text:p>
          </table:table-cell>
          <table:table-cell office:value-type="string" calcext:value-type="string">
            <text:p>2165.35433070866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4.17318897637796</text:p>
          </table:table-cell>
          <table:table-cell office:value-type="string" calcext:value-type="string">
            <text:p>125.984173228346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C1270ANTVCTTR</text:p>
          </table:table-cell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292.3228346456693</text:p>
          </table:table-cell>
          <table:table-cell office:value-type="string" calcext:value-type="string">
            <text:p>4780.511811023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87.09307086614174</text:p>
          </table:table-cell>
          <table:table-cell/>
          <table:table-cell office:value-type="string" calcext:value-type="string">
            <text:p>QFN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1210K6-G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888.7795275590552</text:p>
          </table:table-cell>
          <table:table-cell office:value-type="string" calcext:value-type="string">
            <text:p>4730.708661417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.1496062992126</text:p>
          </table:table-cell>
          <table:table-cell office:value-type="string" calcext:value-type="string">
            <text:p>171.34377952755906</text:p>
          </table:table-cell>
          <table:table-cell/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6320TG-G</text:p>
          </table:table-cell>
        </table:table-row>
        <table:table-row table:style-name="ro1">
          <table:table-cell office:value-type="string" calcext:value-type="string">
            <text:p>U54</text:p>
          </table:table-cell>
          <table:table-cell office:value-type="string" calcext:value-type="string">
            <text:p>221.45669291338584</text:p>
          </table:table-cell>
          <table:table-cell office:value-type="string" calcext:value-type="string">
            <text:p>3693.8976377952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74015748031496</text:p>
          </table:table-cell>
          <table:table-cell office:value-type="string" calcext:value-type="string">
            <text:p>778.7401574803149</text:p>
          </table:table-cell>
          <table:table-cell/>
          <table:table-cell office:value-type="string" calcext:value-type="string">
            <text:p>SI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T0572SC</text:p>
          </table:table-cell>
        </table:table-row>
        <table:table-row table:style-name="ro1">
          <table:table-cell office:value-type="string" calcext:value-type="string">
            <text:p>U61</text:p>
          </table:table-cell>
          <table:table-cell office:value-type="string" calcext:value-type="string">
            <text:p>1464.5669291338584</text:p>
          </table:table-cell>
          <table:table-cell office:value-type="string" calcext:value-type="string">
            <text:p>4697.83464566929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3.54330708661416</text:p>
          </table:table-cell>
          <table:table-cell office:value-type="string" calcext:value-type="string">
            <text:p>181.10236220472441</text:p>
          </table:table-cell>
          <table:table-cell/>
          <table:table-cell office:value-type="string" calcext:value-type="string">
            <text:p>SOT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0100N8-G</text:p>
          </table:table-cell>
        </table:table-row>
        <table:table-row table:style-name="ro1">
          <table:table-cell office:value-type="string" calcext:value-type="string">
            <text:p>U64</text:p>
          </table:table-cell>
          <table:table-cell office:value-type="string" calcext:value-type="string">
            <text:p>1313.976377952756</text:p>
          </table:table-cell>
          <table:table-cell office:value-type="string" calcext:value-type="string">
            <text:p>4223.83287401574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240.0</text:p>
          </table:table-cell>
          <table:table-cell/>
          <table:table-cell office:value-type="string" calcext:value-type="string">
            <text:p>SOP64P600X165-2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8331ARQZ</text:p>
          </table:table-cell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1442.9133858267717</text:p>
          </table:table-cell>
          <table:table-cell office:value-type="string" calcext:value-type="string">
            <text:p>3238.188976377952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8.18877952755906</text:p>
          </table:table-cell>
          <table:table-cell office:value-type="string" calcext:value-type="string">
            <text:p>399.60618110236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C10065CIMT/NOPB</text:p>
          </table:table-cell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2276.5748031496064</text:p>
          </table:table-cell>
          <table:table-cell office:value-type="string" calcext:value-type="string">
            <text:p>3247.047244094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2.9212598425197</text:p>
          </table:table-cell>
          <table:table-cell office:value-type="string" calcext:value-type="string">
            <text:p>680.5444881889764</text:p>
          </table:table-cell>
          <table:table-cell/>
          <table:table-cell office:value-type="string" calcext:value-type="string">
            <text:p>SOP80P1176X120-4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61WV51216BLL-10TLI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2575.379724409449</text:p>
          </table:table-cell>
          <table:table-cell office:value-type="string" calcext:value-type="string">
            <text:p>664.3700787401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.11023622047244</text:p>
          </table:table-cell>
          <table:table-cell office:value-type="string" calcext:value-type="string">
            <text:p>114.1732283464567</text:p>
          </table:table-cell>
          <table:table-cell/>
          <table:table-cell office:value-type="string" calcext:value-type="string">
            <text:p>XTAL_SMD_3MM2_2M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EMB-12.000MHZ-LC-T</text:p>
          </table:table-cell>
        </table:table-row>
        <table:table-row table:style-name="ro1" table:number-rows-repeated="104839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un0rick.A1:un0rick.L17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4T20:33:20.404092605</dc:date>
    <meta:editing-duration>PT11M2S</meta:editing-duration>
    <meta:editing-cycles>1</meta:editing-cycles>
    <meta:generator>LibreOffice/5.1.6.2$Linux_X86_64 LibreOffice_project/10m0$Build-2</meta:generator>
    <meta:document-statistic meta:table-count="1" meta:cell-count="2100" meta:object-count="0"/>
  </office:meta>
</office:document-meta>
</file>